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2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3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left" draw:textarea-vertical-align="middle" draw:auto-grow-height="false" fo:padding-top="0.107cm" fo:padding-bottom="0.107cm" fo:padding-left="1.651cm" fo:padding-right="0.227cm" fo:wrap-option="no-wrap" draw:shadow="hidden" draw:shadow-color="#808080"/>
    </style:style>
    <style:style style:name="gr4" style:family="graphic" style:parent-style-name="NickText">
      <style:graphic-properties draw:textarea-vertical-align="bottom"/>
    </style:style>
    <style:style style:name="gr5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999999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6" style:family="graphic" style:parent-style-name="standard">
      <style:graphic-properties draw:stroke="dash" draw:stroke-dash="Ultrafine_20_Dashed" draw:marker-start="Arrow" draw:marker-end="Arrow" draw:marker-end-width="0.3cm" draw:textarea-horizontal-align="left" draw:textarea-vertical-align="middle"/>
    </style:style>
    <style:style style:name="gr7" style:family="graphic" style:parent-style-name="standard">
      <style:graphic-properties draw:stroke="none" draw:fill="none" fo:min-height="0.734cm"/>
    </style:style>
    <style:style style:name="gr8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9" style:family="graphic" style:parent-style-name="NickText">
      <style:graphic-properties draw:textarea-vertical-align="middle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  <style:text-properties fo:font-family="'Gill Sans'" style:font-family-generic="swiss" style:font-pitch="variable" fo:font-size="16pt"/>
    </style:style>
    <style:style style:name="P3" style:family="paragraph">
      <style:paragraph-properties style:writing-mode="lr-tb" style:font-independent-line-spacing="true"/>
      <style:text-properties fo:color="#e6e6e6" fo:font-family="'Gill Sans'" style:font-family-generic="swiss" style:font-pitch="variable" fo:font-size="16pt"/>
    </style:style>
    <style:style style:name="P4" style:family="paragraph">
      <style:paragraph-properties style:writing-mode="lr-tb" style:font-independent-line-spacing="true"/>
      <style:text-properties fo:font-size="16pt"/>
    </style:style>
    <style:style style:name="P5" style:family="paragraph">
      <style:paragraph-properties style:writing-mode="lr-tb" style:font-independent-line-spacing="true"/>
      <style:text-properties fo:color="#ffffff" fo:font-family="'Gill Sans'" style:font-family-generic="swiss" style:font-pitch="variable" fo:font-size="14pt" style:font-size-asian="18pt" style:font-size-complex="18pt"/>
    </style:style>
    <style:style style:name="P6" style:family="paragraph">
      <style:paragraph-properties fo:text-align="center"/>
      <style:text-properties fo:font-family="'Gill Sans'" style:font-family-generic="swiss" style:font-pitch="variable"/>
    </style:style>
    <style:style style:name="P7" style:family="paragraph">
      <style:paragraph-properties fo:text-align="start"/>
    </style:style>
    <style:style style:name="P8" style:family="paragraph">
      <style:text-properties fo:font-family="'Gill Sans'" style:font-family-generic="swiss" style:font-pitch="variable" fo:font-weight="bold" style:font-family-asian="'Gill Sans'" style:font-family-generic-asian="swiss" style:font-pitch-asian="variable" style:font-weight-asian="bold" style:font-family-complex="'Gill Sans'" style:font-family-generic-complex="swiss" style:font-pitch-complex="variable" style:font-weight-complex="bold"/>
    </style:style>
    <style:style style:name="P9" style:family="paragraph">
      <style:paragraph-properties fo:text-align="center"/>
      <style:text-properties fo:font-family="'Gill Sans'" style:font-family-generic="swiss" style:font-pitch="variable" fo:font-weight="bold" style:font-family-asian="'Gill Sans'" style:font-family-generic-asian="swiss" style:font-pitch-asian="variable" style:font-weight-asian="bold" style:font-family-complex="'Gill Sans'" style:font-family-generic-complex="swiss" style:font-pitch-complex="variable" style:font-weight-complex="bold"/>
    </style:style>
    <style:style style:name="P10" style:family="paragraph">
      <style:paragraph-properties fo:text-align="center"/>
    </style:style>
    <style:style style:name="P11" style:family="paragraph">
      <style:text-properties fo:font-family="'Gill Sans'" style:font-family-generic="swiss" style:font-pitch="variable" fo:font-size="13pt" style:font-family-asian="'Gill Sans'" style:font-family-generic-asian="swiss" style:font-pitch-asian="variable" style:font-size-asian="13pt" style:font-family-complex="'Gill Sans'" style:font-family-generic-complex="swiss" style:font-pitch-complex="variable" style:font-size-complex="7.40000009536743pt"/>
    </style:style>
    <style:style style:name="T1" style:family="text">
      <style:text-properties fo:font-family="'Gill Sans'" style:font-family-generic="swiss" style:font-pitch="variable" fo:font-size="16pt"/>
    </style:style>
    <style:style style:name="T2" style:family="text">
      <style:text-properties fo:color="#e6e6e6" fo:font-family="'Gill Sans'" style:font-family-generic="swiss" style:font-pitch="variable" fo:font-size="16pt"/>
    </style:style>
    <style:style style:name="T3" style:family="text">
      <style:text-properties fo:font-family="'Gill Sans'" style:font-family-generic="swiss" style:font-pitch="variable" fo:font-size="11pt" style:font-size-asian="11pt" style:font-size-complex="11pt"/>
    </style:style>
    <style:style style:name="T4" style:family="text">
      <style:text-properties fo:font-size="16pt"/>
    </style:style>
    <style:style style:name="T5" style:family="text">
      <style:text-properties fo:color="#ffffff" fo:font-family="'Gill Sans'" style:font-family-generic="swiss" style:font-pitch="variable" fo:font-size="14pt" style:font-size-asian="18pt" style:font-size-complex="18pt"/>
    </style:style>
    <style:style style:name="T6" style:family="text">
      <style:text-properties fo:color="#ffffff" style:text-outline="false" style:text-line-through-style="none" fo:font-family="'Gill Sans'" style:font-family-generic="swiss" style:font-pitch="variable" fo:font-size="14pt" fo:font-style="normal" fo:text-shadow="none" style:text-underline-style="none" fo:font-weight="normal" style:letter-kerning="true" style:font-family-asian="'Gill Sans'" style:font-family-generic-asian="swiss" style:font-pitch-asian="variable" style:font-size-asian="18pt" style:font-style-asian="normal" style:font-weight-asian="normal" style:font-family-complex="'Gill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Gill Sans'" style:font-family-generic="swiss" style:font-pitch="variable" fo:font-size="11pt" fo:font-style="normal" fo:text-shadow="none" style:text-underline-style="none" fo:font-weight="normal" style:letter-kerning="true" style:font-family-asian="'Gill Sans'" style:font-family-generic-asian="swiss" style:font-pitch-asian="variable" style:font-size-asian="11pt" style:font-style-asian="normal" style:font-weight-asian="normal" style:font-family-complex="'Gill Sans'" style:font-family-generic-complex="swiss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Gill Sans'" style:font-family-generic="swiss" style:font-pitch="variable" fo:font-size="14pt" fo:font-style="normal" fo:text-shadow="none" style:text-underline-style="none" fo:font-weight="bold" style:letter-kerning="true" style:font-family-asian="'Gill Sans'" style:font-family-generic-asian="swiss" style:font-pitch-asian="variable" style:font-size-asian="14pt" style:font-style-asian="normal" style:font-weight-asian="bold" style:font-family-complex="'Gill Sans'" style:font-family-generic-complex="swiss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'Gill Sans'" style:font-family-generic="swiss" style:font-pitch="variable" fo:font-size="18pt" fo:font-style="normal" fo:text-shadow="none" style:text-underline-style="none" fo:font-weight="bold" style:letter-kerning="true" style:font-family-asian="'Gill Sans'" style:font-family-generic-asian="swiss" style:font-pitch-asian="variable" style:font-size-asian="18pt" style:font-style-asian="normal" style:font-weight-asian="bold" style:font-family-complex="'Gill Sans'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Gill Sans'" style:font-family-generic="swiss" style:font-pitch="variable" fo:font-size="14pt" fo:font-style="normal" fo:text-shadow="none" style:text-underline-style="none" fo:font-weight="bold" style:letter-kerning="true" style:font-family-asian="'Gill Sans'" style:font-family-generic-asian="swiss" style:font-pitch-asian="variable" style:font-size-asian="14pt" style:font-style-asian="normal" style:font-weight-asian="bold" style:font-family-complex="'Gill Sans'" style:font-family-generic-complex="swiss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e6e6e6" style:text-outline="false" style:text-line-through-style="none" style:text-position="0% 100%" fo:font-family="'Gill Sans'" style:font-family-generic="swiss" style:font-pitch="variable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Gill Sans'" style:font-family-generic-asian="swiss" style:font-pitch-asian="variable" style:font-size-asian="13pt" style:language-asian="zh" style:country-asian="CN" style:font-style-asian="normal" style:font-weight-asian="normal" style:font-family-complex="'Gill Sans'" style:font-family-generic-complex="swiss" style:font-pitch-complex="variable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5pt" style:font-size-asian="5pt" style:font-size-complex="5pt"/>
    </style:style>
    <style:style style:name="T1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8.052cm" svg:x="6.08cm" svg:y="1.838cm">
          <text:p text:style-name="P1"><text:span text:style-name="T1">Native He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1.067cm" svg:height="1.067cm" svg:x="7.553cm" svg:y="3.54cm">
          <text:p text:style-name="P1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xml:id="id2" draw:id="id2" draw:layer="layout" svg:width="1.067cm" svg:height="1.067cm" svg:x="8.523cm" svg:y="6.08cm">
          <text:p>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4.607cm" svg:x2="9.057cm" svg:y2="6.08cm" draw:start-shape="id1" draw:start-glue-point="6" draw:end-shape="id2" draw:end-glue-point="4" svg:d="m8087 4607 970 1473">
          <text:p/>
        </draw:connector>
        <draw:custom-shape draw:style-name="NickText" xml:id="id3" draw:id="id3" draw:layer="layout" svg:width="1.067cm" svg:height="2.134cm" svg:x="6.715cm" svg:y="6.08cm">
          <text:p>b</text:p>
          <text:p/>
          <text:p>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4.607cm" svg:x2="7.249cm" svg:y2="6.08cm" draw:start-shape="id1" draw:start-glue-point="6" draw:end-shape="id3" draw:end-glue-point="4" svg:d="m8087 4607-838 1473">
          <text:p/>
        </draw:connector>
        <draw:custom-shape draw:style-name="NickText" xml:id="id4" draw:id="id4" draw:layer="layout" svg:width="1.067cm" svg:height="1.067cm" svg:x="8.52cm" svg:y="8.185cm">
          <text:p>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7.249cm" svg:y1="8.214cm" svg:x2="8.52cm" svg:y2="8.718cm" draw:start-shape="id3" draw:start-glue-point="6" draw:end-shape="id4" svg:d="m7249 8214 1271 504">
          <text:p/>
        </draw:connector>
        <draw:custom-shape draw:style-name="gr1" draw:text-style-name="P2" draw:layer="layout" svg:width="7.62cm" svg:height="8.052cm" svg:x="16.34cm" svg:y="2.338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6.137cm" svg:y="2.135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934cm" svg:y="1.932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731cm" svg:y="1.729cm">
          <text:p text:style-name="P1"><text:span text:style-name="T1">Native Thread Stacks </text:span><text:span text:style-name="T3">(one per thread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.885cm" svg:height="1.067cm" svg:x="16.105cm" svg:y="3.54cm">
          <text:p text:style-name="P1"><text:span text:style-name="T4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3.541cm">
          <text:p text:style-name="P1"><text:span text:style-name="T5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5" draw:id="id5" draw:layer="layout" svg:width="6.885cm" svg:height="1.067cm" svg:x="16.106cm" svg:y="4.608cm">
          <text:p text:style-name="P1"><text:span text:style-name="T5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5.675cm">
          <text:p text:style-name="P1"><text:span text:style-name="T5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6.742cm">
          <text:p text:style-name="P1"><text:span text:style-name="T5">str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7.809cm">
          <text:p><text:span text:style-name="T6">str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line-skew="-1.757cm" svg:x1="16.106cm" svg:y1="5.142cm" svg:x2="16.113cm" svg:y2="8.342cm" draw:start-shape="id5" draw:start-glue-point="5" draw:end-shape="id6" draw:end-glue-point="5" svg:d="m16106 5142h-1771v3200h1778">
          <text:p/>
        </draw:connector>
        <draw:custom-shape draw:style-name="NickText" draw:layer="layout" svg:width="1.067cm" svg:height="1.067cm" svg:x="16.113cm" svg:y="3.54cm">
          <text:p>5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4.60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5.674cm">
          <text:p>4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xml:id="id15" draw:id="id15" draw:layer="layout" svg:width="1.067cm" svg:height="1.067cm" svg:x="16.113cm" svg:y="6.741cm">
          <text:p>f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xml:id="id6" draw:id="id6" draw:layer="layout" svg:width="1.067cm" svg:height="1.067cm" svg:x="16.113cm" svg:y="7.808cm">
          <text:p>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6.08cm" svg:y="11.269cm">
          <text:p text:style-name="P1"><text:span text:style-name="T1">Java He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7" draw:id="id7" draw:layer="layout" svg:width="1.067cm" svg:height="1.067cm" svg:x="7.553cm" svg:y="12.971cm">
          <text:p>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8" draw:id="id8" draw:layer="layout" svg:width="1.067cm" svg:height="1.067cm" svg:x="8.523cm" svg:y="15.511cm">
          <text:p>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14.038cm" svg:x2="9.057cm" svg:y2="15.511cm" draw:start-shape="id7" draw:start-glue-point="6" draw:end-shape="id8" draw:end-glue-point="4" svg:d="m8087 14038 970 1473">
          <text:p/>
        </draw:connector>
        <draw:custom-shape draw:style-name="gr4" xml:id="id14" draw:id="id14" draw:layer="layout" svg:width="1.067cm" svg:height="1.067cm" svg:x="11.602cm" svg:y="13.174cm">
          <text:p>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9" draw:id="id9" draw:layer="layout" svg:width="1.067cm" svg:height="1.067cm" svg:x="6.715cm" svg:y="15.511cm">
          <text:p>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14.038cm" svg:x2="7.249cm" svg:y2="15.511cm" draw:start-shape="id7" draw:start-glue-point="6" draw:end-shape="id9" draw:end-glue-point="4" svg:d="m8087 14038-838 1473">
          <text:p/>
        </draw:connector>
        <draw:custom-shape draw:style-name="gr4" xml:id="id12" draw:id="id12" draw:layer="layout" svg:width="1.067cm" svg:height="1.067cm" svg:x="11.633cm" svg:y="17.619cm">
          <text:p>f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10" draw:id="id10" draw:layer="layout" svg:width="1.067cm" svg:height="1.067cm" svg:x="6.715cm" svg:y="17.619cm">
          <text:p>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11" draw:id="id11" draw:layer="layout" svg:width="1.067cm" svg:height="1.067cm" svg:x="8.52cm" svg:y="17.616cm">
          <text:p>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7.249cm" svg:y1="16.578cm" svg:x2="7.248cm" svg:y2="17.619cm" draw:start-shape="id9" draw:start-glue-point="6" draw:end-shape="id10" draw:end-glue-point="0" svg:d="m7249 16578-1 1041">
          <text:p/>
        </draw:connector>
        <draw:connector draw:style-name="NickLine" draw:layer="layout" draw:type="line" svg:x1="7.249cm" svg:y1="16.578cm" svg:x2="9.053cm" svg:y2="17.616cm" draw:start-shape="id9" draw:start-glue-point="6" draw:end-shape="id11" svg:d="m7249 16578 1804 1038">
          <text:p/>
        </draw:connector>
        <draw:connector draw:style-name="NickLine" draw:layer="layout" draw:type="line" svg:x1="9.587cm" svg:y1="18.15cm" svg:x2="11.633cm" svg:y2="18.153cm" draw:start-shape="id11" draw:start-glue-point="7" draw:end-shape="id12" draw:end-glue-point="5" svg:d="m9587 18150 2046 3">
          <text:p/>
        </draw:connector>
        <draw:custom-shape draw:style-name="gr1" draw:text-style-name="P2" draw:layer="layout" svg:width="7.62cm" svg:height="8.052cm" svg:x="16.34cm" svg:y="11.769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6.137cm" svg:y="11.566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934cm" svg:y="11.363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731cm" svg:y="11.16cm">
          <text:p text:style-name="P1"><text:span text:style-name="T1">Java Thread Stacks </text:span><text:span text:style-name="T3">(one per thread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.885cm" svg:height="1.067cm" svg:x="16.105cm" svg:y="12.971cm">
          <text:p text:style-name="P1"><text:span text:style-name="T4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12.972cm">
          <text:p text:style-name="P1"><text:span text:style-name="T5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13" draw:id="id13" draw:layer="layout" svg:width="6.885cm" svg:height="1.067cm" svg:x="16.106cm" svg:y="14.039cm">
          <text:p text:style-name="P1"><text:span text:style-name="T5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15.106cm">
          <text:p text:style-name="P1"><text:span text:style-name="T5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16.106cm" svg:y1="14.573cm" svg:x2="12.669cm" svg:y2="13.707cm" draw:start-shape="id13" draw:start-glue-point="5" draw:end-shape="id14" draw:end-glue-point="1" svg:d="m16106 14573-3437-866">
          <text:p/>
        </draw:connector>
        <draw:custom-shape draw:style-name="NickText" draw:layer="layout" svg:width="1.067cm" svg:height="1.067cm" svg:x="16.113cm" svg:y="12.971cm">
          <text:p>5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14.03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15.105cm">
          <text:p>4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7.554cm" svg:y="12.97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6.715cm" svg:y="15.5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11.602cm" svg:y="13.17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11.633cm" svg:y="17.6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8.516cm" svg:y="15.5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8.517cm" svg:y="17.6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6.718cm" svg:y="17.6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24.292cm" svg:y1="11.77cm" svg:x2="24.292cm" svg:y2="19.822cm">
          <text:p/>
        </draw:line>
        <draw:frame draw:style-name="gr7" draw:text-style-name="P9" draw:layer="layout" svg:width="2.82cm" svg:height="1.268cm" svg:x="24.12cm" svg:y="15.082cm">
          <draw:text-box>
            <text:p text:style-name="P7"><text:span text:style-name="T7">command-line:</text:span></text:p>
            <text:p text:style-name="P8"><text:span text:style-name="T8">-Xss</text:span></text:p>
          </draw:text-box>
        </draw:frame>
        <draw:line draw:style-name="gr8" draw:text-style-name="P10" draw:layer="layout" svg:x1="6.715cm" svg:y1="7.15cm" svg:x2="7.782cm" svg:y2="7.15cm">
          <text:p/>
        </draw:line>
        <draw:connector draw:style-name="NickLine" draw:layer="layout" draw:type="line" svg:x1="9.587cm" svg:y1="8.719cm" svg:x2="16.113cm" svg:y2="7.275cm" draw:start-shape="id4" draw:start-glue-point="7" draw:end-shape="id15" draw:end-glue-point="5" svg:d="m9587 8719 6526-1444">
          <text:p/>
        </draw:connector>
        <draw:line draw:style-name="gr6" draw:text-style-name="P6" draw:layer="layout" svg:x1="6.08cm" svg:y1="19.65cm" svg:x2="13.7cm" svg:y2="19.65cm">
          <text:p/>
        </draw:line>
        <draw:frame draw:style-name="gr7" draw:text-style-name="P9" draw:layer="layout" svg:width="5.08cm" svg:height="0.984cm" svg:x="7.35cm" svg:y="19.515cm">
          <draw:text-box>
            <text:p text:style-name="P10"><text:span text:style-name="T7">command-line: </text:span><text:span text:style-name="T9">-Xmx</text:span></text:p>
          </draw:text-box>
        </draw:frame>
        <draw:line draw:style-name="gr6" draw:text-style-name="P6" draw:layer="layout" svg:x1="24.292cm" svg:y1="2.312cm" svg:x2="24.292cm" svg:y2="10.364cm">
          <text:p/>
        </draw:line>
        <draw:frame draw:style-name="gr7" draw:text-style-name="P9" draw:layer="layout" svg:width="2.82cm" svg:height="2.984cm" svg:x="24.12cm" svg:y="5.624cm">
          <draw:text-box>
            <text:p text:style-name="P7"><text:span text:style-name="T7">command-line:</text:span></text:p>
            <text:p><text:span text:style-name="T10">-XX Thread Stack Size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7.62cm" svg:height="4.978cm" svg:x="15.605cm" svg:y="11.262cm">
          <text:p text:style-name="P1"><text:span text:style-name="T1">JIT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layer="layout" svg:width="3.04cm" svg:height="2.74cm" svg:x="15.975cm" svg:y="12.865cm">
          <text:p>class X</text:p>
          <text:p><text:span text:style-name="T11"/></text:p>
          <text:p text:style-name="P11"><text:span text:style-name="T12">JIT metadata</text:span></text:p>
          <text:p><text:span text:style-name="T13"/></text:p>
          <text:p><text:span text:style-name="T14">compiled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8" draw:text-style-name="P10" draw:layer="layout" svg:x1="15.986cm" svg:y1="13.758cm" svg:x2="19.034cm" svg:y2="13.758cm">
          <text:p/>
        </draw:line>
        <draw:custom-shape draw:style-name="gr9" draw:layer="layout" svg:width="3.04cm" svg:height="2.74cm" svg:x="19.731cm" svg:y="12.865cm">
          <text:p>class Y</text:p>
          <text:p><text:span text:style-name="T11"/></text:p>
          <text:p text:style-name="P11"><text:span text:style-name="T12">JIT metadata</text:span></text:p>
          <text:p><text:span text:style-name="T13"/></text:p>
          <text:p><text:span text:style-name="T14">compiled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8" draw:text-style-name="P10" draw:layer="layout" svg:x1="19.742cm" svg:y1="13.758cm" svg:x2="22.79cm" svg:y2="13.758cm">
          <text:p/>
        </draw:line>
        <draw:custom-shape draw:style-name="gr1" draw:text-style-name="P2" draw:layer="layout" svg:width="7.62cm" svg:height="4.978cm" svg:x="6.305cm" svg:y="11.262cm">
          <text:p text:style-name="P1"><text:span text:style-name="T1">Class Memo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layer="layout" svg:width="3.04cm" svg:height="2.74cm" svg:x="6.675cm" svg:y="12.865cm">
          <text:p>class X</text:p>
          <text:p><text:span text:style-name="T11"/></text:p>
          <text:p><text:span text:style-name="T14">class metadata</text:span></text:p>
          <text:p><text:span text:style-name="T13"/></text:p>
          <text:p><text:span text:style-name="T14">byte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8" draw:text-style-name="P10" draw:layer="layout" svg:x1="6.686cm" svg:y1="13.758cm" svg:x2="9.734cm" svg:y2="13.758cm">
          <text:p/>
        </draw:line>
        <draw:custom-shape draw:style-name="gr9" draw:layer="layout" svg:width="3.04cm" svg:height="2.74cm" svg:x="10.431cm" svg:y="12.865cm">
          <text:p>class Y</text:p>
          <text:p><text:span text:style-name="T11"/></text:p>
          <text:p><text:span text:style-name="T14">class metadata</text:span></text:p>
          <text:p><text:span text:style-name="T13"/></text:p>
          <text:p><text:span text:style-name="T14">byte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8" draw:text-style-name="P10" draw:layer="layout" svg:x1="10.442cm" svg:y1="13.758cm" svg:x2="13.49cm" svg:y2="13.7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ickLine" style:family="graphic" style:parent-style-name="standard">
      <style:graphic-properties draw:stroke="solid" svg:stroke-width="0.035cm" svg:stroke-color="#4c4c4c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  <style:paragraph-properties fo:text-align="center" style:writing-mode="lr-tb"/>
      <style:text-properties fo:font-size="16pt"/>
    </style:style>
    <style:style style:name="NickText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>
        <text:list-style style:name="Nick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true">
        <style:tab-stops/>
      </style:paragraph-properties>
      <style:text-properties fo:color="#e6e6e6" style:text-outline="false" style:text-line-through-style="none" style:text-position="0% 100%" fo:font-family="'Gill Sans'" style:font-family-generic="swiss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22T09:01:00</meta:creation-date>
    <dc:date>2011-04-22T12:40:38</dc:date>
    <meta:editing-duration>PT3H39M18S</meta:editing-duration>
    <meta:editing-cycles>18</meta:editing-cycles>
    <meta:generator>OpenOffice.org/3.3$Unix OpenOffice.org_project/330m20$Build-9567</meta:generator>
    <meta:document-statistic meta:object-count="74"/>
  </office:meta>
</office:document-meta>
</file>